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9pt" fo:background-color="transparent" style:font-size-asian="9pt" style:font-size-complex="9pt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9pt" officeooo:paragraph-rsid="00045ec9" fo:background-color="transparent" style:font-size-asian="9pt" style:font-size-complex="9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9pt" officeooo:paragraph-rsid="0004c6c2" fo:background-color="transparent" style:font-size-asian="9pt" style:font-size-complex="9pt"/>
    </style:style>
    <style:style style:name="P4" style:family="paragraph" style:parent-style-name="Standard">
      <style:text-properties fo:color="#000000" loext:opacity="100%" fo:font-size="9pt" fo:background-color="transparent" style:font-size-asian="9pt" style:font-size-complex="9pt"/>
    </style:style>
    <style:style style:name="T1" style:family="text">
      <style:text-properties fo:font-family="Consolas, 'Courier New', monospace" fo:font-weight="normal"/>
    </style:style>
    <style:style style:name="T2" style:family="text">
      <style:text-properties fo:font-family="Consolas, 'Courier New', monospace" fo:font-weight="normal" officeooo:rsid="00045ec9"/>
    </style:style>
    <style:style style:name="T3" style:family="text">
      <style:text-properties fo:color="#ff0000" loext:opacity="100%" fo:font-family="Consolas, 'Courier New', monospace" fo:font-weight="normal"/>
    </style:style>
    <style:style style:name="T4" style:family="text">
      <style:text-properties officeooo:rsid="00045ec9"/>
    </style:style>
    <style:style style:name="T5" style:family="text">
      <style:text-properties fo:font-family="'Liberation Serif'" style:font-family-generic="roman" fo:font-weight="normal" officeooo:rsid="0004c6c2" style:font-family-asian="'Liberation Serif'" style:font-family-generic-asian="roman" style:font-family-complex="'Liberation Serif'" style:font-family-generic-complex="roman"/>
    </style:style>
    <style:style style:name="T6" style:family="text">
      <style:text-properties fo:font-family="Consolas, 'Courier New', monospace" fo:font-weight="normal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  <text:s text:c="28"/><text:span text:style-name="T1"><text:s/>            _________________________________                             </text:span></text:p>
      <text:p text:style-name="P2">    <text:s text:c="27"/><text:span text:style-name="T1"><text:s/>    <text:s/>  ⟋ <text:s text:c="3"/>                                ⟍                           _____________________</text:span></text:p>
      <text:p text:style-name="P2">     <text:s text:c="27"/><text:span text:style-name="T1"><text:s/>    ⟋ <text:s text:c="3"/>  </text:span><text:span text:style-name="T2">____</text:span><text:span text:style-name="T1">_______________________</text:span><text:span text:style-name="T3">.</text:span><text:span text:style-name="T1">______⟍</text:span><text:span text:style-name="T3">.</text:span><text:span text:style-name="T1">                      ⟋      _______________</text:span></text:p>
      <text:p text:style-name="P2">     <text:s text:c="27"/><text:span text:style-name="T1"><text:s/> ⟋ <text:s text:c="3"/>   ⟋   <text:s/>                    </text:span><text:span text:style-name="T3">d45 s6</text:span><text:span text:style-name="T1">⟍   d44 s5                 ⟋       ⟋</text:span></text:p>
      <text:p text:style-name="P3">     <text:s text:c="25"/><text:span text:style-name="T1">⟋</text:span> <text:s/><text:span text:style-name="T1"><text:s/>  <text:s text:c="3"/>⟋ <text:s text:c="2"/> ________________________       ⟍       ⟍              ⟋       ⟋</text:span></text:p>
      <text:p text:style-name="P3">     <text:s text:c="21"/><text:span text:style-name="T4">|</text:span> <text:s text:c="5"/><text:span text:style-name="T1"><text:s text:c="2"/>   ⟋    ⟋                         ⟍        ⟍       ⟍         ⟋       ⟋</text:span></text:p>
      <text:p text:style-name="P3">     <text:s text:c="21"/><text:span text:style-name="T4">|</text:span> <text:s text:c="5"/><text:span text:style-name="T1"><text:s text:c="2"/>⟋     ⟋                             ⟍        \       ⟍___</text:span><text:span text:style-name="T3">.</text:span><text:span text:style-name="T1">⟋______</text:span><text:span text:style-name="T3">.</text:span><text:span text:style-name="T1">⟋_______________________</text:span></text:p>
      <text:p text:style-name="P2">     <text:s text:c="21"/><text:span text:style-name="T4">|</text:span> <text:s text:c="4"/><text:span text:style-name="T1"><text:s/></text:span><text:span text:style-name="T2">|</text:span><text:span text:style-name="T1">     </text:span><text:span text:style-name="T2">|</text:span><text:span text:style-name="T1">                                 \       |        d42s11  d41s7 <text:s/>______________________</text:span></text:p>
      <text:p text:style-name="P2">     <text:s text:c="23"/><text:span text:style-name="T1">⟍</text:span> <text:span text:style-name="T1"><text:s/></text:span><text:span text:style-name="T2">|</text:span><text:span text:style-name="T1">     </text:span><text:span text:style-name="T2">|</text:span><text:span text:style-name="T1">                                  |      |                ⟋   ⟋</text:span></text:p>
      <text:p text:style-name="P2">     <text:s text:c="27"/><text:span text:style-name="T1">⟍</text:span><text:span text:style-name="T2">|</text:span><text:span text:style-name="T1">     </text:span><text:span text:style-name="T2">|</text:span><text:span text:style-name="T1">                                  |      |        ____</text:span><text:span text:style-name="T3">..</text:span><text:span text:style-name="T1">⟋__⟋__ d48s8-d52s12</text:span></text:p>
      <text:p text:style-name="P2">     <text:s text:c="27"/><text:span text:style-name="T1"><text:s/></text:span><text:span text:style-name="T2">|⟍</text:span><text:span text:style-name="T1">    </text:span><text:span text:style-name="T2">|</text:span><text:span text:style-name="T1">                                 <text:s/>|      |      ⟋ <text:s text:c="12"/> ⟍</text:span><text:span text:style-name="T3">.</text:span><text:span text:style-name="T1">___________________</text:span></text:p>
      <text:p text:style-name="P3">     <text:s text:c="27"/><text:span text:style-name="T1"><text:s/></text:span><text:span text:style-name="T2">|</text:span><text:span text:style-name="T1">  ⟍</text:span><text:span text:style-name="T5">‗‗‗</text:span><text:span text:style-name="T1">⟍</text:span><text:span text:style-name="T5">‗‗‗‗‗‗‗‗‗‗‗‗‗‗‗‗‗‗‗‗‗</text:span><text:span text:style-name="T1"> <text:s/>           /      /    </text:span><text:span text:style-name="T3">.</text:span><text:span text:style-name="T1">⟋________</text:span><text:span text:style-name="T3">.</text:span><text:span text:style-name="T1">____     ⟍__________________</text:span></text:p>
      <text:p text:style-name="P2">     <text:s text:c="27"/><text:span text:style-name="T1"><text:s/> ⟍       ⟍ <text:s/>              <text:s/>⟍   <text:s/>      ⟋      / d53⟋s4     d46s10⟍  ⟍  d43s9</text:span></text:p>
      <text:p text:style-name="P2">     <text:s text:c="27"/><text:span text:style-name="T1"><text:s/>   ⟍       ⟍</text:span><text:span text:style-name="T2">___</text:span><text:span text:style-name="T1">_____</text:span><text:span text:style-name="T6">_</text:span><text:span text:style-name="T1">_</text:span><text:span text:style-name="T3">.</text:span><text:span text:style-name="T1">______⟍</text:span><text:span text:style-name="T3">.</text:span><text:span text:style-name="T1">____⟋       /  ⟋                 <text:s/> ⟍  ⟍_____________________</text:span></text:p>
      <text:p text:style-name="P3">     <text:s text:c="27"/><text:span text:style-name="T1"><text:s/>     ⟍ <text:s text:c="8"/>  d51s2 </text:span><text:span text:style-name="T6">⟍</text:span><text:span text:style-name="T1">   d49s0          / ⟋                       <text:s/>⟍______________________</text:span></text:p>
      <text:p text:style-name="P2">     <text:s text:c="27"/><text:span text:style-name="T1"><text:s/>       ⟍</text:span><text:span text:style-name="T2">_______</text:span><text:span text:style-name="T1">_____</text:span><text:span text:style-name="T6">_</text:span><text:span text:style-name="T1">____⟍</text:span><text:span text:style-name="T3">.</text:span><text:span text:style-name="T1">_</text:span><text:span text:style-name="T6">_</text:span><text:span text:style-name="T1">__________</text:span><text:span text:style-name="T3">.</text:span><text:span text:style-name="T1">⟋d47s3   </text:span></text:p>
      <text:p text:style-name="P2">     <text:s text:c="27"/><text:span text:style-name="T1"><text:s/>                            d50s1       </text:span></text:p>
      <text:p text:style-name="P1">   </text:p>
      <text:p text:style-name="P1">   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17:18:01.792575000</meta:creation-date>
    <dc:date>2026-04-04T17:45:43.896640500</dc:date>
    <meta:editing-duration>PT5M33S</meta:editing-duration>
    <meta:editing-cycles>3</meta:editing-cycles>
    <meta:generator>LibreOffice/26.2.2.2$Windows_X86_64 LibreOffice_project/1f77d10d6938fd34972958f64b2bcfa54f8b1ba5</meta:generator>
    <meta:document-statistic meta:table-count="0" meta:image-count="0" meta:object-count="0" meta:page-count="1" meta:paragraph-count="19" meta:word-count="94" meta:character-count="1911" meta:non-whitespace-character-count="524"/>
  </office:meta>
</office:document-meta>
</file>